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Sadasd</text:p>
              </text:list-item>
              <text:list-item>
                <text:p text:style-name="P1">Eqweqwe</text:p>
              </text:list-item>
              <text:list-item>
                <text:p text:style-name="P1">rer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21:35:36.923392524</meta:creation-date>
    <dc:date>2017-07-18T21:36:51.323944897</dc:date>
    <meta:editing-duration>PT1M14S</meta:editing-duration>
    <meta:editing-cycles>1</meta:editing-cycles>
    <meta:generator>LibreOffice/5.1.6.2$Linux_X86_64 LibreOffice_project/10m0$Build-2</meta:generator>
    <meta:document-statistic meta:object-count="25"/>
  </office:meta>
</office:document-meta>
</file>